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paragraph-properties fo:text-align="start" style:justify-single-word="false"/>
      <style:text-properties officeooo:rsid="00076d36" officeooo:paragraph-rsid="00076d36"/>
    </style:style>
    <style:style style:name="P3" style:family="paragraph" style:parent-style-name="Standard">
      <style:paragraph-properties fo:text-align="start" style:justify-single-word="false"/>
      <style:text-properties officeooo:rsid="00076d36" officeooo:paragraph-rsid="00220ee9"/>
    </style:style>
    <style:style style:name="P4" style:family="paragraph" style:parent-style-name="Standard">
      <style:text-properties officeooo:rsid="00076d36" officeooo:paragraph-rsid="00098750"/>
    </style:style>
    <style:style style:name="P5" style:family="paragraph" style:parent-style-name="Standard">
      <style:text-properties officeooo:rsid="00076d36" officeooo:paragraph-rsid="0022b418"/>
    </style:style>
    <style:style style:name="P6" style:family="paragraph" style:parent-style-name="Standard">
      <style:text-properties officeooo:rsid="00076d36" officeooo:paragraph-rsid="002d65ab"/>
    </style:style>
    <style:style style:name="P7" style:family="paragraph" style:parent-style-name="Standard">
      <style:text-properties officeooo:rsid="00076d36" officeooo:paragraph-rsid="0030c511"/>
    </style:style>
    <style:style style:name="P8" style:family="paragraph" style:parent-style-name="Standard">
      <style:text-properties officeooo:rsid="00076d36" officeooo:paragraph-rsid="0048f4bd"/>
    </style:style>
    <style:style style:name="P9" style:family="paragraph" style:parent-style-name="Standard">
      <style:text-properties officeooo:rsid="00076d36" officeooo:paragraph-rsid="004d2a2a"/>
    </style:style>
    <style:style style:name="P10" style:family="paragraph" style:parent-style-name="Standard">
      <style:text-properties style:text-underline-style="solid" style:text-underline-width="auto" style:text-underline-color="font-color" officeooo:rsid="00076d36" officeooo:paragraph-rsid="00076d36"/>
    </style:style>
    <style:style style:name="P11" style:family="paragraph" style:parent-style-name="Standard">
      <style:text-properties style:text-underline-style="solid" style:text-underline-width="auto" style:text-underline-color="font-color" officeooo:rsid="00076d36" officeooo:paragraph-rsid="00098750"/>
    </style:style>
    <style:style style:name="P12" style:family="paragraph" style:parent-style-name="Standard">
      <style:text-properties style:text-underline-style="solid" style:text-underline-width="auto" style:text-underline-color="font-color" officeooo:rsid="00076d36" officeooo:paragraph-rsid="0022b418"/>
    </style:style>
    <style:style style:name="P13" style:family="paragraph" style:parent-style-name="Standard">
      <style:text-properties style:text-underline-style="solid" style:text-underline-width="auto" style:text-underline-color="font-color" officeooo:rsid="00076d36" officeooo:paragraph-rsid="002d65ab"/>
    </style:style>
    <style:style style:name="P14" style:family="paragraph" style:parent-style-name="Standard">
      <style:text-properties style:text-underline-style="solid" style:text-underline-width="auto" style:text-underline-color="font-color" officeooo:rsid="00076d36" officeooo:paragraph-rsid="0030c511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76d36" officeooo:paragraph-rsid="00076d36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76d36" officeooo:paragraph-rsid="0022b418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76d36" officeooo:paragraph-rsid="0030c511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2b418" officeooo:paragraph-rsid="0022b418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officeooo:rsid="0014b151" officeooo:paragraph-rsid="0022b418"/>
    </style:style>
    <style:style style:name="P20" style:family="paragraph" style:parent-style-name="Standard">
      <style:text-properties fo:font-weight="bold" officeooo:rsid="00076d36" officeooo:paragraph-rsid="00076d36" style:font-weight-asian="bold" style:font-weight-complex="bold"/>
    </style:style>
    <style:style style:name="P21" style:family="paragraph" style:parent-style-name="Standard">
      <style:text-properties fo:font-weight="bold" officeooo:rsid="00076d36" officeooo:paragraph-rsid="002d65ab" style:font-weight-asian="bold" style:font-weight-complex="bold"/>
    </style:style>
    <style:style style:name="P22" style:family="paragraph" style:parent-style-name="Standard">
      <style:text-properties fo:font-weight="bold" officeooo:rsid="00076d36" officeooo:paragraph-rsid="0030c511" style:font-weight-asian="bold" style:font-weight-complex="bold"/>
    </style:style>
    <style:style style:name="P23" style:family="paragraph" style:parent-style-name="Standard">
      <style:text-properties fo:font-weight="bold" officeooo:rsid="006e26cb" officeooo:paragraph-rsid="006e26cb" style:font-weight-asian="bold" style:font-weight-complex="bold"/>
    </style:style>
    <style:style style:name="P24" style:family="paragraph" style:parent-style-name="Standard">
      <style:text-properties fo:font-style="italic" fo:font-weight="bold" officeooo:rsid="00076d36" officeooo:paragraph-rsid="00076d36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fo:font-weight="bold" officeooo:rsid="001206d0" officeooo:paragraph-rsid="002d65ab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2d65ab" officeooo:paragraph-rsid="002d65ab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076d36" officeooo:paragraph-rsid="00076d36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rsid="0014b151" officeooo:paragraph-rsid="0022b418"/>
    </style:style>
    <style:style style:name="P29" style:family="paragraph" style:parent-style-name="Standard">
      <style:text-properties officeooo:rsid="0014b151" officeooo:paragraph-rsid="002d65ab"/>
    </style:style>
    <style:style style:name="P30" style:family="paragraph" style:parent-style-name="Standard">
      <style:text-properties officeooo:paragraph-rsid="00076d36"/>
    </style:style>
    <style:style style:name="P31" style:family="paragraph" style:parent-style-name="Standard">
      <style:paragraph-properties fo:text-align="start" style:justify-single-word="false"/>
      <style:text-properties officeooo:paragraph-rsid="00220ee9"/>
    </style:style>
    <style:style style:name="P32" style:family="paragraph" style:parent-style-name="Standard">
      <style:text-properties officeooo:rsid="0025dbbe" officeooo:paragraph-rsid="002d65ab"/>
    </style:style>
    <style:style style:name="P33" style:family="paragraph" style:parent-style-name="Standard">
      <style:text-properties officeooo:rsid="004d2a2a" officeooo:paragraph-rsid="004d2a2a"/>
    </style:style>
    <style:style style:name="P34" style:family="paragraph" style:parent-style-name="Standard">
      <style:text-properties officeooo:rsid="004d2a2a" officeooo:paragraph-rsid="00780742"/>
    </style:style>
    <style:style style:name="P35" style:family="paragraph" style:parent-style-name="Standard">
      <style:text-properties officeooo:rsid="00565bd8" officeooo:paragraph-rsid="00565bd8"/>
    </style:style>
    <style:style style:name="P36" style:family="paragraph" style:parent-style-name="Standard">
      <style:text-properties officeooo:rsid="00565bd8" officeooo:paragraph-rsid="005787f6"/>
    </style:style>
    <style:style style:name="P37" style:family="paragraph" style:parent-style-name="Standard">
      <style:text-properties officeooo:rsid="00565bd8" officeooo:paragraph-rsid="0058c8b1"/>
    </style:style>
    <style:style style:name="P38" style:family="paragraph" style:parent-style-name="Standard" style:list-style-name="L1">
      <style:text-properties officeooo:rsid="003b1854" officeooo:paragraph-rsid="003b1854"/>
    </style:style>
    <style:style style:name="P39" style:family="paragraph" style:parent-style-name="Standard" style:list-style-name="L1">
      <style:text-properties officeooo:rsid="00703dae" officeooo:paragraph-rsid="00703dae"/>
    </style:style>
    <style:style style:name="P40" style:family="paragraph" style:parent-style-name="Standard" style:list-style-name="L1">
      <style:text-properties officeooo:rsid="00120d58" officeooo:paragraph-rsid="002d65ab"/>
    </style:style>
    <style:style style:name="P41" style:family="paragraph" style:parent-style-name="Standard" style:list-style-name="L1">
      <style:text-properties officeooo:rsid="00076d36" officeooo:paragraph-rsid="002d65ab"/>
    </style:style>
    <style:style style:name="P42" style:family="paragraph" style:parent-style-name="Standard" style:list-style-name="L1">
      <style:text-properties officeooo:rsid="00076d36" officeooo:paragraph-rsid="00098750"/>
    </style:style>
    <style:style style:name="P43" style:family="paragraph" style:parent-style-name="Standard" style:list-style-name="L1">
      <style:text-properties officeooo:rsid="00076d36" officeooo:paragraph-rsid="00076d36"/>
    </style:style>
    <style:style style:name="P44" style:family="paragraph" style:parent-style-name="Standard" style:list-style-name="L2">
      <style:text-properties officeooo:rsid="00076d36" officeooo:paragraph-rsid="00076d36"/>
    </style:style>
    <style:style style:name="P45" style:family="paragraph" style:parent-style-name="Standard" style:list-style-name="L3">
      <style:text-properties officeooo:rsid="00076d36" officeooo:paragraph-rsid="00076d36"/>
    </style:style>
    <style:style style:name="P46" style:family="paragraph" style:parent-style-name="Standard">
      <style:text-properties officeooo:rsid="00076d36" officeooo:paragraph-rsid="00869667"/>
    </style:style>
    <style:style style:name="P47" style:family="paragraph" style:parent-style-name="Standard">
      <style:text-properties officeooo:rsid="00076d36" officeooo:paragraph-rsid="008846be"/>
    </style:style>
    <style:style style:name="P48" style:family="paragraph" style:parent-style-name="Standard" style:list-style-name="L1">
      <style:text-properties officeooo:rsid="0012ffe5" officeooo:paragraph-rsid="002d65ab"/>
    </style:style>
    <style:style style:name="P49" style:family="paragraph" style:parent-style-name="Standard">
      <style:text-properties officeooo:rsid="0070f35e" officeooo:paragraph-rsid="007edd44"/>
    </style:style>
    <style:style style:name="P50" style:family="paragraph" style:parent-style-name="Standard">
      <style:text-properties officeooo:rsid="0070f35e" officeooo:paragraph-rsid="0080b928"/>
    </style:style>
    <style:style style:name="P51" style:family="paragraph" style:parent-style-name="Standard">
      <style:text-properties officeooo:rsid="0014b151" officeooo:paragraph-rsid="0085cdd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d65ab"/>
    </style:style>
    <style:style style:name="T3" style:family="text">
      <style:text-properties officeooo:rsid="00098750"/>
    </style:style>
    <style:style style:name="T4" style:family="text">
      <style:text-properties officeooo:rsid="000bc5a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08af7"/>
    </style:style>
    <style:style style:name="T8" style:family="text">
      <style:text-properties officeooo:rsid="00120d58"/>
    </style:style>
    <style:style style:name="T9" style:family="text">
      <style:text-properties officeooo:rsid="0012ffe5"/>
    </style:style>
    <style:style style:name="T10" style:family="text">
      <style:text-properties officeooo:rsid="0014b151"/>
    </style:style>
    <style:style style:name="T11" style:family="text">
      <style:text-properties officeooo:rsid="001860a9"/>
    </style:style>
    <style:style style:name="T12" style:family="text">
      <style:text-properties officeooo:rsid="00195afd"/>
    </style:style>
    <style:style style:name="T13" style:family="text">
      <style:text-properties officeooo:rsid="001bb99b"/>
    </style:style>
    <style:style style:name="T14" style:family="text">
      <style:text-properties officeooo:rsid="001d6f45"/>
    </style:style>
    <style:style style:name="T15" style:family="text">
      <style:text-properties officeooo:rsid="001ed408"/>
    </style:style>
    <style:style style:name="T16" style:family="text">
      <style:text-properties officeooo:rsid="00076d36"/>
    </style:style>
    <style:style style:name="T17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18" style:family="text">
      <style:text-properties fo:font-variant="normal" fo:text-transform="none" style:font-name="Arial1" fo:font-size="9.75pt" fo:letter-spacing="normal" fo:font-style="normal" fo:font-weight="normal"/>
    </style:style>
    <style:style style:name="T19" style:family="text">
      <style:text-properties officeooo:rsid="0022b418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22b418"/>
    </style:style>
    <style:style style:name="T22" style:family="text">
      <style:text-properties officeooo:rsid="0025ca6e"/>
    </style:style>
    <style:style style:name="T23" style:family="text">
      <style:text-properties officeooo:rsid="002ab975"/>
    </style:style>
    <style:style style:name="T24" style:family="text">
      <style:text-properties officeooo:rsid="002d65ab"/>
    </style:style>
    <style:style style:name="T25" style:family="text">
      <style:text-properties officeooo:rsid="00396fce"/>
    </style:style>
    <style:style style:name="T26" style:family="text">
      <style:text-properties officeooo:rsid="003ebf55"/>
    </style:style>
    <style:style style:name="T27" style:family="text">
      <style:text-properties officeooo:rsid="004ae3d7"/>
    </style:style>
    <style:style style:name="T28" style:family="text">
      <style:text-properties officeooo:rsid="004d69ff"/>
    </style:style>
    <style:style style:name="T29" style:family="text">
      <style:text-properties officeooo:rsid="005012cd"/>
    </style:style>
    <style:style style:name="T30" style:family="text">
      <style:text-properties officeooo:rsid="0053312f"/>
    </style:style>
    <style:style style:name="T31" style:family="text">
      <style:text-properties officeooo:rsid="005a6839"/>
    </style:style>
    <style:style style:name="T32" style:family="text">
      <style:text-properties officeooo:rsid="005bbf96"/>
    </style:style>
    <style:style style:name="T33" style:family="text">
      <style:text-properties officeooo:rsid="005e22f4"/>
    </style:style>
    <style:style style:name="T34" style:family="text">
      <style:text-properties officeooo:rsid="005f279f"/>
    </style:style>
    <style:style style:name="T35" style:family="text">
      <style:text-properties officeooo:rsid="00642e0b"/>
    </style:style>
    <style:style style:name="T36" style:family="text">
      <style:text-properties officeooo:rsid="006760cf"/>
    </style:style>
    <style:style style:name="T37" style:family="text">
      <style:text-properties officeooo:rsid="0067a032"/>
    </style:style>
    <style:style style:name="T38" style:family="text">
      <style:text-properties officeooo:rsid="00698072"/>
    </style:style>
    <style:style style:name="T39" style:family="text">
      <style:text-properties officeooo:rsid="0069cc67"/>
    </style:style>
    <style:style style:name="T40" style:family="text">
      <style:text-properties officeooo:rsid="006b7e3e"/>
    </style:style>
    <style:style style:name="T41" style:family="text">
      <style:text-properties officeooo:rsid="006e049b"/>
    </style:style>
    <style:style style:name="T42" style:family="text">
      <style:text-properties officeooo:rsid="00703dae"/>
    </style:style>
    <style:style style:name="T43" style:family="text">
      <style:text-properties officeooo:rsid="00722e6f"/>
    </style:style>
    <style:style style:name="T44" style:family="text">
      <style:text-properties officeooo:rsid="00736a4e"/>
    </style:style>
    <style:style style:name="T45" style:family="text">
      <style:text-properties officeooo:rsid="0075cc7a"/>
    </style:style>
    <style:style style:name="T46" style:family="text">
      <style:text-properties officeooo:rsid="00760868"/>
    </style:style>
    <style:style style:name="T47" style:family="text">
      <style:text-properties officeooo:rsid="00780742"/>
    </style:style>
    <style:style style:name="T48" style:family="text">
      <style:text-properties officeooo:rsid="007edd44"/>
    </style:style>
    <style:style style:name="T49" style:family="text">
      <style:text-properties officeooo:rsid="0080b928"/>
    </style:style>
    <style:style style:name="T50" style:family="text">
      <style:text-properties officeooo:rsid="008e38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John Ryan Bard</text:p>
      <text:p text:style-name="P2"/>
      <text:p text:style-name="P3">2306 Robin Lane<text:tab/><text:tab/><text:tab/><text:tab/><text:span text:style-name="T3">Email: </text:span><text:a xlink:type="simple" xlink:href="mailto:john.ryan.bard@gmail.com" text:style-name="Internet_20_link" text:visited-style-name="Visited_20_Internet_20_Link">john.ryan.bard@gmail.com</text:a></text:p>
      <text:p text:style-name="P30"><text:span text:style-name="T16">Smyrna, GA 30080<text:tab/><text:tab/><text:tab/><text:tab/></text:span><text:span text:style-name="T17">LinkedIn: </text:span><text:a xlink:type="simple" xlink:href="http://www.linkedin.com/pub/john-bard/12/b5a/551" text:style-name="Internet_20_link" text:visited-style-name="Visited_20_Internet_20_Link"><text:span text:style-name="T18">http://www.linkedin.com/pub/john-bard/12/b5a/551</text:span></text:a></text:p>
      <text:p text:style-name="P31"><text:span text:style-name="T16">Cell: (678) 438-9941<text:tab/><text:tab/><text:tab/><text:tab/></text:span><text:span text:style-name="T17">GitHub: </text:span><text:a xlink:type="simple" xlink:href="https://github.com/RyanBard" text:style-name="Internet_20_link" text:visited-style-name="Visited_20_Internet_20_Link"><text:span text:style-name="T18">https://github.com/RyanBard</text:span></text:a></text:p>
      <text:p text:style-name="P1"/>
      <text:p text:style-name="P1"/>
      <text:p text:style-name="P18">PURPOSE</text:p>
      <text:p text:style-name="P5"/>
      <text:p text:style-name="P5"><text:tab/><text:span text:style-name="T19">To obtain a software developer position and grow in an interesting language or domain</text:span>.</text:p>
      <text:p text:style-name="P5"/>
      <text:p text:style-name="P5"><text:span text:style-name="T21">Interests</text:span><text:span text:style-name="T20">:</text:span></text:p>
      <text:p text:style-name="P12"/>
      <text:p text:style-name="P28">- <text:span text:style-name="T19">C<text:tab/><text:tab/><text:tab/><text:tab/><text:tab/>- Java<text:tab/><text:tab/><text:tab/><text:tab/>- Objective-C</text:span></text:p>
      <text:p text:style-name="P28">- <text:span text:style-name="T19">C++<text:tab/><text:tab/><text:tab/><text:tab/><text:tab/>- JavaScript<text:tab/><text:tab/><text:tab/>- Ruby</text:span></text:p>
      <text:p text:style-name="P28">- <text:span text:style-name="T47">Go<text:tab/><text:tab/><text:tab/><text:tab/><text:tab/>- Python<text:tab/><text:tab/><text:tab/>- Lisp</text:span></text:p>
      <text:p text:style-name="P19"/>
      <text:p text:style-name="P19"/>
      <text:p text:style-name="P16">WORK EXPERIENCE</text:p>
      <text:p text:style-name="P10"/>
      <text:p text:style-name="P21"><text:span text:style-name="T24">May</text:span> <text:span text:style-name="T24">12</text:span><text:span text:style-name="T1">th</text:span> 201<text:span text:style-name="T25">4</text:span> - <text:span text:style-name="T24">present</text:span></text:p>
      <text:p text:style-name="P26">G<text:span text:style-name="T43">eorgia Tech Research Institute</text:span></text:p>
      <text:p text:style-name="P23">Research Scientist</text:p>
      <text:p text:style-name="P21"/>
      <text:p text:style-name="P6"><text:tab/>D<text:span text:style-name="T41">esigned and d</text:span>eveloped <text:span text:style-name="T24">front-end and back-end software for webapps mimicking google's services (mail, drive, etc.) but focussing on security.</text:span></text:p>
      <text:p text:style-name="P6"/>
      <text:p text:style-name="P6"/>
      <text:p text:style-name="P13">Achievements:</text:p>
      <text:p text:style-name="P6"/>
      <text:list xml:id="list6099928141410440753" text:style-name="L1">
        <text:list-item>
          <text:p text:style-name="P38"><text:span text:style-name="T42">Met </text:span>aggressive deadline<text:span text:style-name="T27">s on a very late project</text:span></text:p>
        </text:list-item>
        <text:list-item>
          <text:p text:style-name="P39">Created the first unit tests for that project</text:p>
        </text:list-item>
        <text:list-item>
          <text:p text:style-name="P39">Researched and implemented significant parts of an SMTP &amp; IMAP server for a proof of concept in under a month</text:p>
        </text:list-item>
      </text:list>
      <text:p text:style-name="P6"/>
      <text:p text:style-name="P6"/>
      <text:p text:style-name="P13">Technologies:</text:p>
      <text:p text:style-name="P6"/>
      <text:p text:style-name="P50">- <text:span text:style-name="T48">Javascript<text:tab/></text:span><text:tab/><text:tab/>- <text:span text:style-name="T49">SELinux</text:span><text:tab/><text:tab/><text:tab/><text:tab/>- <text:span text:style-name="T45">PL/SQL</text:span></text:p>
      <text:p text:style-name="P50">- AngularJS 1.2-<text:span text:style-name="T44">1.5</text:span><text:tab/><text:tab/>- <text:span text:style-name="T49">TypeSafe Config</text:span><text:tab/><text:tab/><text:tab/>- <text:span text:style-name="T49">git</text:span></text:p>
      <text:p text:style-name="P50">- <text:span text:style-name="T46">Angular Material</text:span><text:tab/><text:tab/>- <text:span text:style-name="T46">Guava</text:span><text:tab/><text:tab/><text:tab/><text:tab/>- <text:span text:style-name="T49">NodeJS</text:span></text:p>
      <text:p text:style-name="P50">- UI Bootstap<text:tab/><text:tab/><text:tab/>- Guice<text:tab/><text:tab/><text:tab/><text:tab/>- <text:span text:style-name="T49">SMTP</text:span></text:p>
      <text:p text:style-name="P50">- LESS (CSS)<text:tab/><text:tab/><text:tab/>- Jackson<text:tab/><text:tab/><text:tab/><text:tab/>- <text:span text:style-name="T49">IMAP</text:span></text:p>
      <text:p text:style-name="P50">- RequireJS<text:tab/><text:tab/><text:tab/>- <text:span text:style-name="T45">JAX-RS (</text:span>Jersey<text:span text:style-name="T45">)</text:span><text:tab/><text:tab/><text:tab/>- <text:span text:style-name="T49">WireShark</text:span></text:p>
      <text:p text:style-name="P50">- Java 1.7<text:tab/><text:tab/><text:tab/>- Spring Web MVC<text:tab/><text:tab/><text:tab/>- <text:span text:style-name="T49">iptables</text:span></text:p>
      <text:p text:style-name="P50">- <text:span text:style-name="T48">JEE<text:tab/><text:tab/><text:tab/></text:span><text:tab/>- REST<text:tab/><text:tab/><text:tab/><text:tab/>- bash</text:p>
      <text:p text:style-name="P50">- Junit<text:tab/><text:tab/><text:tab/><text:tab/>- JSON<text:tab/><text:tab/><text:tab/><text:tab/>- curl</text:p>
      <text:p text:style-name="P50">- TestNG<text:tab/><text:tab/><text:tab/>- slf4j<text:tab/><text:tab/><text:tab/><text:tab/><text:tab/>- telnet</text:p>
      <text:p text:style-name="P49"><text:soft-page-break/>- Groovy<text:tab/><text:tab/><text:tab/>- Tuckey UrlRewriteFilter<text:tab/><text:tab/>- <text:span text:style-name="T45">netcat</text:span></text:p>
      <text:p text:style-name="P49">- Spock<text:tab/><text:tab/><text:tab/>- JasmineJS<text:tab/><text:tab/><text:tab/><text:tab/>- Jmeter</text:p>
      <text:p text:style-name="P50">- Gradle<text:tab/><text:tab/><text:tab/>- Metrics <text:span text:style-name="T48">(Dropwizard)</text:span><text:tab/><text:tab/>- IntelliJ</text:p>
      <text:p text:style-name="P50">- <text:span text:style-name="T48">Gulp<text:tab/></text:span><text:tab/><text:tab/><text:tab/>- <text:span text:style-name="T48">AMQP (Apache Qpid)<text:tab/></text:span><text:tab/>- Sublime Text</text:p>
      <text:p text:style-name="P49">- <text:span text:style-name="T48">Maven<text:tab/></text:span><text:tab/><text:tab/>- <text:span text:style-name="T49">SQL (Oracle)<text:tab/></text:span><text:tab/><text:tab/>- <text:span text:style-name="T45">RHEL</text:span></text:p>
      <text:p text:style-name="P29"/>
      <text:p text:style-name="P6"/>
      <text:p text:style-name="P13">Soft Skills:</text:p>
      <text:p text:style-name="P6"/>
      <text:p text:style-name="P6">- <text:span text:style-name="T26">JIRA<text:tab/><text:tab/><text:tab/><text:tab/>- Stash/BitBucket<text:tab/><text:tab/><text:tab/>- Confluence</text:span></text:p>
      <text:p text:style-name="P6">- <text:span text:style-name="T40">Jenkins<text:tab/><text:tab/><text:tab/>- Bamboo</text:span></text:p>
      <text:p text:style-name="P6"/>
      <text:p text:style-name="P6"/>
      <text:p text:style-name="P21"><text:span text:style-name="T7">February</text:span> 4<text:span text:style-name="T1">th</text:span> 201<text:span text:style-name="T7">3</text:span> - <text:span text:style-name="T24">May 9</text:span><text:span text:style-name="T2">th</text:span><text:span text:style-name="T24"> 2014</text:span></text:p>
      <text:p text:style-name="P25">Ericsson</text:p>
      <text:p text:style-name="P21">Senior Software Engineer</text:p>
      <text:p text:style-name="P21"/>
      <text:p text:style-name="P6"><text:tab/>Developed <text:span text:style-name="T8">back-end software that supports many aspects of Video On Demand. <text:s/>This included rentals, bookmarks, setup and teardown of HTTP / RTSP / DSMCC sessions, generating URLs for CDNs, applying concurrency restrictions, authenticating requests, saving statistics, and issuing alerts</text:span>.</text:p>
      <text:p text:style-name="P6"/>
      <text:p text:style-name="P6"/>
      <text:p text:style-name="P13">Achievements:</text:p>
      <text:p text:style-name="P6"/>
      <text:list xml:id="list231943866617386" text:continue-numbering="true" text:style-name="L1">
        <text:list-item>
          <text:p text:style-name="P40"><text:span text:style-name="T39">Created s</text:span>cripts and w<text:span text:style-name="T37">iki pages</text:span> for consistent dev deployment steps</text:p>
        </text:list-item>
        <text:list-item>
          <text:p text:style-name="P41"><text:span text:style-name="T39">Created the first automated smoke/i</text:span>ntegration tests</text:p>
        </text:list-item>
        <text:list-item>
          <text:p text:style-name="P40">Helped build tools for QA to <text:span text:style-name="T38">leverage when writing</text:span> automate<text:span text:style-name="T38">d</text:span> tests (sdk wrapper for auth testing, tweaked the RTSP <text:span text:style-name="T38">Jmeter </text:span>plugin, created a CDN simulator, <text:span text:style-name="T22">created a DSMCC Jmeter plugin</text:span>)</text:p>
        </text:list-item>
        <text:list-item>
          <text:p text:style-name="P41"><text:span text:style-name="T9">Fixed the </text:span>CI <text:span text:style-name="T39">configuration</text:span> (<text:span text:style-name="T9">adjusted when nightly builds ran, turned on unit test running</text:span>)</text:p>
        </text:list-item>
        <text:list-item>
          <text:p text:style-name="P48">Cleaned up <text:span text:style-name="T23">code in various</text:span> modules</text:p>
        </text:list-item>
      </text:list>
      <text:p text:style-name="P6"/>
      <text:p text:style-name="P6"/>
      <text:p text:style-name="P13">Technologies:</text:p>
      <text:p text:style-name="P6"/>
      <text:p text:style-name="P6">- <text:span text:style-name="T10">Erlang R15 &amp; R16<text:tab/><text:tab/><text:tab/>- JSON<text:tab/><text:tab/><text:tab/>- Mongoid 2</text:span></text:p>
      <text:p text:style-name="P29">- <text:span text:style-name="T36">Rebar</text:span><text:tab/><text:tab/><text:tab/><text:tab/>- <text:span text:style-name="T36">NoSQL (MongoDB)</text:span><text:tab/>- <text:span text:style-name="T36">git</text:span></text:p>
      <text:p text:style-name="P51">- <text:span text:style-name="T36">MochiWeb</text:span><text:tab/><text:tab/><text:tab/><text:tab/><text:span text:style-name="T16">- AMQP (RabbitMQ)<text:tab/><text:tab/></text:span>- <text:span text:style-name="T36">bash</text:span></text:p>
      <text:p text:style-name="P29">- <text:span text:style-name="T36">Cowboy<text:tab/><text:tab/><text:tab/><text:tab/></text:span>- <text:span text:style-name="T36">Ruby 1.9</text:span><text:tab/><text:tab/><text:tab/>- <text:span text:style-name="T36">yum</text:span></text:p>
      <text:p text:style-name="P29">- <text:span text:style-name="T36">WebMachine</text:span><text:tab/><text:tab/><text:tab/><text:tab/><text:span text:style-name="T16">- Ruby on Rails 3.2<text:tab/><text:tab/></text:span>- <text:span text:style-name="T36">Jenkins</text:span></text:p>
      <text:p text:style-name="P32">- <text:span text:style-name="T36">Meck</text:span><text:tab/><text:tab/><text:tab/><text:tab/><text:tab/>- <text:span text:style-name="T36">RVM</text:span><text:tab/><text:tab/><text:tab/><text:tab/>- <text:span text:style-name="T36">curl</text:span></text:p>
      <text:p text:style-name="P29">- <text:span text:style-name="T36">Emongo</text:span><text:tab/><text:tab/><text:tab/><text:tab/>- <text:span text:style-name="T36">Bundler</text:span><text:tab/><text:tab/><text:tab/>- <text:span text:style-name="T36">Jmeter</text:span></text:p>
      <text:p text:style-name="P6">- <text:span text:style-name="T36">REST<text:tab/><text:tab/><text:tab/><text:tab/>- Rake<text:tab/><text:tab/><text:tab/><text:tab/>- Java 1.7</text:span></text:p>
      <text:p text:style-name="P29">- <text:span text:style-name="T36">RTSP</text:span><text:tab/><text:tab/><text:tab/><text:tab/><text:tab/>- <text:span text:style-name="T36">Rspec</text:span><text:tab/><text:tab/><text:tab/>- <text:span text:style-name="T36">Sublime Text</text:span></text:p>
      <text:p text:style-name="P29">- <text:span text:style-name="T36">DSMCC<text:tab/><text:tab/><text:tab/><text:tab/>- Decent Exposure<text:tab/><text:tab/>- Eclipse</text:span></text:p>
      <text:p text:style-name="P29"/>
      <text:p text:style-name="P6"/>
      <text:p text:style-name="P13">Soft Skills:</text:p>
      <text:p text:style-name="P6"><text:soft-page-break/></text:p>
      <text:p text:style-name="P6">- <text:span text:style-name="T10">Gitorious<text:tab/><text:tab/><text:tab/><text:tab/>- GitHub<text:tab/><text:tab/><text:tab/>- VersionOne</text:span></text:p>
      <text:p text:style-name="P21"/>
      <text:p text:style-name="P21">September 4<text:span text:style-name="T1">th</text:span> 2012 - January 18<text:span text:style-name="T1">th</text:span> 2013</text:p>
      <text:p text:style-name="P24">Altisource</text:p>
      <text:p text:style-name="P20">Senior Software Engineer</text:p>
      <text:p text:style-name="P20"/>
      <text:p text:style-name="P1"><text:tab/>Developed software involved in migrating backlog data and synchronizing live updates of that data from a legacy database to the new products' MySQL database.</text:p>
      <text:p text:style-name="P1"/>
      <text:p text:style-name="P1"/>
      <text:p text:style-name="P11">Achievements:</text:p>
      <text:p text:style-name="P4"/>
      <text:list xml:id="list231945324947907" text:continue-numbering="true" text:style-name="L1">
        <text:list-item>
          <text:p text:style-name="P42">Added the first true unit tests</text:p>
        </text:list-item>
        <text:list-item>
          <text:p text:style-name="P43">Cleaned up integration tests</text:p>
        </text:list-item>
        <text:list-item>
          <text:p text:style-name="P42">Optimized and cleaned up the build</text:p>
        </text:list-item>
        <text:list-item>
          <text:p text:style-name="P42"><text:span text:style-name="T34">Prepared</text:span> the project for CI (Bamboo)</text:p>
        </text:list-item>
        <text:list-item>
          <text:p text:style-name="P42">Corrected anti-patterns throughout the project (and a few bugs)</text:p>
        </text:list-item>
        <text:list-item>
          <text:p text:style-name="P42">Cleaned up tons of compiler warnings</text:p>
        </text:list-item>
        <text:list-item>
          <text:p text:style-name="P42">Changed the process of developers running locally (and running integration tests) against a shared database to everyone running <text:span text:style-name="T35">against </text:span>their own local instance of MySQL</text:p>
        </text:list-item>
      </text:list>
      <text:p text:style-name="P1"/>
      <text:p text:style-name="P1"/>
      <text:p text:style-name="P10">Technologies:</text:p>
      <text:p text:style-name="P1"/>
      <text:p text:style-name="P1">- Java 1.7<text:tab/><text:tab/><text:tab/><text:tab/>- <text:span text:style-name="T33">Groovy</text:span><text:tab/><text:tab/><text:tab/><text:tab/>- <text:span text:style-name="T33">rpm</text:span></text:p>
      <text:p text:style-name="P1">- <text:span text:style-name="T33">Mockito</text:span><text:tab/><text:tab/><text:tab/><text:tab/>- <text:span text:style-name="T33">JSON</text:span><text:tab/><text:tab/><text:tab/><text:tab/>- <text:span text:style-name="T33">Chef</text:span></text:p>
      <text:p text:style-name="P46">- <text:span text:style-name="T33">Mybatis</text:span><text:tab/><text:tab/><text:tab/><text:tab/>- Maven 3<text:tab/><text:tab/><text:tab/><text:tab/>- AMQP <text:span text:style-name="T33">(</text:span>RabbitMQ<text:span text:style-name="T33">)</text:span></text:p>
      <text:p text:style-name="P47">- <text:span text:style-name="T33">Spring Integration</text:span><text:tab/><text:tab/><text:tab/>- <text:span text:style-name="T33">SQL (MySQL)</text:span><text:tab/><text:tab/><text:tab/>-<text:span text:style-name="T33"> Metrics (Yammer)</text:span></text:p>
      <text:p text:style-name="P4">- <text:span text:style-name="T33">Spring REST Client</text:span><text:tab/><text:tab/><text:tab/>- <text:span text:style-name="T33">git<text:tab/><text:tab/><text:tab/><text:tab/><text:tab/>- Eclipse</text:span></text:p>
      <text:p text:style-name="P4"/>
      <text:p text:style-name="P4"/>
      <text:p text:style-name="P11">Soft Skills:</text:p>
      <text:p text:style-name="P1"/>
      <text:p text:style-name="P1">- Bamboo<text:tab/><text:tab/><text:tab/><text:tab/>- Fisheye<text:tab/><text:tab/><text:tab/><text:tab/>- Confluence</text:p>
      <text:p text:style-name="P1">- J<text:span text:style-name="T32">IRA</text:span></text:p>
      <text:p text:style-name="P1"/>
      <text:p text:style-name="P1"/>
      <text:p text:style-name="P20">February 12<text:span text:style-name="T1">th</text:span> 2008 - August 31<text:span text:style-name="T1">st</text:span> 2012</text:p>
      <text:p text:style-name="P24">M<text:span text:style-name="T11">M</text:span>odal <text:span text:style-name="T6">(formerly</text:span> MedQuist<text:span text:style-name="T6">)</text:span></text:p>
      <text:p text:style-name="P20">Software Architect</text:p>
      <text:p text:style-name="P20"/>
      <text:p text:style-name="P1"><text:tab/>Architected, designed, and developed software for medical transcription services. Used various </text:p>
      <text:p text:style-name="P1">technologies including EJB, Hibernate, Spring, etc.</text:p>
      <text:p text:style-name="P1"/>
      <text:p text:style-name="P1"/>
      <text:p text:style-name="P10">Achievements:</text:p>
      <text:p text:style-name="P1"/>
      <text:list xml:id="list4549033117222203051" text:style-name="L2">
        <text:list-item>
          <text:p text:style-name="P44"><text:soft-page-break/>Set up Splunk to index logs and email alerts for errors in dev, QA, and PT</text:p>
        </text:list-item>
        <text:list-item>
          <text:p text:style-name="P44">Refactored many pieces of legacy JDBC and stored procedure code to use Spring JdbcTemplate and JPA Entities</text:p>
        </text:list-item>
        <text:list-item>
          <text:p text:style-name="P44"><text:span text:style-name="T31">Ported over</text:span> a series of DB scripts to create a schema from scratch <text:span text:style-name="T31">from 1 project to another </text:span>so I could have a repeatable fresh environment separate from our shared dev environment (there was only the shared dev environment to test on for this project) </text:p>
        </text:list-item>
        <text:list-item>
          <text:p text:style-name="P44">With Talend Open Studio, I took a month to rewrite an archive and purge solution that took one of our DBAs a year to develop in PL/SQL (and didn't solve all of the requirements)</text:p>
        </text:list-item>
      </text:list>
      <text:p text:style-name="P1"/>
      <text:p text:style-name="P1"/>
      <text:p text:style-name="P10">Technologies:</text:p>
      <text:p text:style-name="P1"/>
      <text:p text:style-name="P35">- Java 1.5 &amp; 1.6<text:tab/><text:tab/>- JDBC<text:tab/><text:tab/><text:tab/>- Bash Scripting</text:p>
      <text:p text:style-name="P35">- Maven 2<text:tab/><text:tab/><text:tab/>- Selenium<text:tab/><text:tab/><text:tab/>- EJB3 (JTA, Stateless Session, MDBs,</text:p>
      <text:p text:style-name="P35">- JMS<text:tab/><text:tab/><text:tab/><text:tab/>- Talend Open Studio<text:tab/><text:tab/>Interceptors)</text:p>
      <text:p text:style-name="P35">- Apache Struts1<text:tab/><text:tab/>- slf4j<text:tab/><text:tab/><text:tab/><text:tab/>- Splunk 3 &amp; 4</text:p>
      <text:p text:style-name="P35">- PMD<text:tab/><text:tab/><text:tab/><text:tab/>- Logging (JDK Logger)<text:tab/>- Batch Scripting</text:p>
      <text:p text:style-name="P35">- JBoss 4.0.5, 4.2, 4.3, &amp; 5.1<text:tab/>- SoapUI<text:tab/><text:tab/><text:tab/>- J2EE (JSP, Custom Taglibs, Servlets)</text:p>
      <text:p text:style-name="P35">- Tiles<text:tab/><text:tab/><text:tab/><text:tab/>- JProfiler<text:tab/><text:tab/><text:tab/>- XML (DOM, XSLT, Xpath, Xquery)</text:p>
      <text:p text:style-name="P36">- Cobertura<text:tab/><text:tab/><text:tab/>- Jaxb<text:tab/><text:tab/><text:tab/><text:tab/>- OSB (Oracle Service Bus - Oracle's ESB)</text:p>
      <text:p text:style-name="P37">- JMX MBeans<text:tab/><text:tab/>- AspectJ<text:tab/><text:tab/><text:tab/>- Python/IronPython/Jython</text:p>
      <text:p text:style-name="P35">- Java<text:span text:style-name="T50">s</text:span>cript<text:tab/><text:tab/><text:tab/>- Oracle Coherence (as a 2nd<text:tab/></text:p>
      <text:p text:style-name="P35">- JUnit 3 &amp; 4<text:tab/><text:tab/><text:tab/>level cache for Hibernate)<text:tab/>- Spring Framework (core, tx, ws, jdbc,</text:p>
      <text:p text:style-name="P35">- PL/SQL<text:tab/><text:tab/><text:tab/>- Groovy<text:tab/><text:tab/><text:tab/>webmvc)</text:p>
      <text:p text:style-name="P35">- <text:span text:style-name="T50">JPA (</text:span>Hibernate<text:span text:style-name="T50">)</text:span><text:tab/><text:tab/>- Velocity Templates<text:tab/><text:tab/>- C# (consumed our webservices by</text:p>
      <text:p text:style-name="P35">- EasyMock<text:tab/><text:tab/><text:tab/>- EJB2 (Stateless Session)<text:tab/>writing test apps in C#)</text:p>
      <text:p text:style-name="P35">- SQL (Oracle)<text:tab/><text:tab/>- sed/awk<text:tab/><text:tab/><text:tab/>- Eclipse</text:p>
      <text:p text:style-name="P1"/>
      <text:p text:style-name="P1"/>
      <text:p text:style-name="P20">August 1<text:span text:style-name="T1">st</text:span> 2007 - February 1<text:span text:style-name="T12">1</text:span><text:span text:style-name="T1">th</text:span> 2008</text:p>
      <text:p text:style-name="P24">Guru Software Services</text:p>
      <text:p text:style-name="P20">Software Engineer – Lead Developer</text:p>
      <text:p text:style-name="P20"/>
      <text:p text:style-name="P1"><text:tab/>I was the <text:span text:style-name="T15">L</text:span>ead <text:span text:style-name="T15">D</text:span>eveloper in the U.S. I interfaced with customers and managed an outsource team in India. I primarily developed in J2EE technologies with Eclipse. I used Spring Framework for </text:p>
      <text:p text:style-name="P1">dependency injection, Apache Commons for logging, and Hibernate for Object-Relational Mapping. I </text:p>
      <text:p text:style-name="P1">created and maintained webapps with JSP that were tested in Apache Tomcat and wrote the Ant build </text:p>
      <text:p text:style-name="P1">files for deployment (in both Windows and Linux environment). I also researched the control of scanners with JTwain and the re-writing of a TWAIN wrapper for Java.</text:p>
      <text:p text:style-name="P1"/>
      <text:p text:style-name="P10">Responsibilities:</text:p>
      <text:p text:style-name="P1"/>
      <text:list xml:id="list1026556164806724122" text:style-name="L3">
        <text:list-item>
          <text:p text:style-name="P45">Gather requirements from customer and fine tuned these requirements in daily/weekly meetings</text:p>
        </text:list-item>
        <text:list-item>
          <text:p text:style-name="P45">Design interfaces and create associated documentation (screen shots &amp; storyboards)</text:p>
        </text:list-item>
        <text:list-item>
          <text:p text:style-name="P45">Oversee the functionality &amp; development of the user interface</text:p>
        </text:list-item>
        <text:list-item>
          <text:p text:style-name="P45">Design the implementation and create the design documents (UML)</text:p>
        </text:list-item>
        <text:list-item>
          <text:p text:style-name="P45"><text:span text:style-name="T30">Estimate</text:span> the initial time bids for projects</text:p>
        </text:list-item>
        <text:list-item>
          <text:p text:style-name="P45"><text:span text:style-name="T30">C</text:span>ommunicat<text:span text:style-name="T30">e</text:span> the requirements to the outsource team in India</text:p>
        </text:list-item>
        <text:list-item>
          <text:p text:style-name="P45"><text:soft-page-break/><text:span text:style-name="T30">C</text:span>ode review (and intervene when problems arise)</text:p>
        </text:list-item>
        <text:list-item>
          <text:p text:style-name="P45">Q/A test in both Windows and Linux environment<text:span text:style-name="T30">s</text:span></text:p>
        </text:list-item>
        <text:list-item>
          <text:p text:style-name="P45"><text:span text:style-name="T30">C</text:span>ustomer acceptance test and <text:span text:style-name="T30">make </text:span>any modifications to the project</text:p>
        </text:list-item>
      </text:list>
      <text:p text:style-name="P1"/>
      <text:p text:style-name="P1"/>
      <text:p text:style-name="P10">Technologies:</text:p>
      <text:p text:style-name="P1"/>
      <text:p text:style-name="P1">- <text:span text:style-name="T13">Java 1.4<text:tab/><text:tab/><text:tab/><text:tab/>- Spring Framework<text:tab/><text:tab/>- Apache Tomcat</text:span></text:p>
      <text:p text:style-name="P1">- J2EE<text:tab/><text:tab/><text:tab/><text:tab/><text:tab/>- Apache <text:span text:style-name="T29">Ant</text:span><text:tab/><text:tab/><text:tab/>- <text:span text:style-name="T29">HTML</text:span></text:p>
      <text:p text:style-name="P1">- <text:span text:style-name="T29">Commons Logging (log4j)<text:tab/></text:span><text:tab/>- <text:span text:style-name="T29">JNI</text:span><text:tab/><text:tab/><text:tab/><text:tab/>- <text:span text:style-name="T29">CSS</text:span></text:p>
      <text:p text:style-name="P1">- <text:span text:style-name="T29">Jtwain/TWAIN</text:span><text:tab/><text:tab/><text:tab/>- <text:span text:style-name="T29">Hibernate</text:span><text:tab/><text:tab/><text:tab/>- <text:span text:style-name="T29">JSP</text:span></text:p>
      <text:p text:style-name="P1"/>
      <text:p text:style-name="P1"/>
      <text:p text:style-name="P22">May 21<text:span text:style-name="T1">st</text:span> 2007 - <text:span text:style-name="T14">July</text:span> <text:span text:style-name="T14">3</text:span>1<text:span text:style-name="T1">st</text:span> 2007</text:p>
      <text:p text:style-name="P22"><text:span text:style-name="T5">Guru Software Services</text:span> (via Georgia Tech)</text:p>
      <text:p text:style-name="P22">Software Engineer – Team Lead</text:p>
      <text:p text:style-name="P22"/>
      <text:p text:style-name="P7"><text:tab/>I was the Team <text:span text:style-name="T15">L</text:span>ead in the development of the Rates Management Module of the Logi-soft </text:p>
      <text:p text:style-name="P7">software. We created a JSP webapp for managing shipping rates and calculating estimates for trucking </text:p>
      <text:p text:style-name="P7">costs. We used Hibernate for ORM and tested in Tomcat. In addition to developing the JSP pages and </text:p>
      <text:p text:style-name="P7">Hibernate code, I personally setup and managed a CVS repository as well as wrote the Ant build file and handled the deployment and delivery of the module to Guru Software Services.</text:p>
      <text:p text:style-name="P7"/>
      <text:p text:style-name="P7"/>
      <text:p text:style-name="P14">Technologies:</text:p>
      <text:p text:style-name="P7"/>
      <text:p text:style-name="P7">- <text:span text:style-name="T28">Java 1.4<text:tab/><text:tab/><text:tab/><text:tab/>- Hibernate<text:tab/><text:tab/><text:tab/>- CSS</text:span></text:p>
      <text:p text:style-name="P7">- J2EE<text:tab/><text:tab/><text:tab/><text:tab/><text:tab/>- Apache Tomcat<text:tab/><text:tab/>- JSP</text:p>
      <text:p text:style-name="P7">- Apache Ant<text:tab/><text:tab/><text:tab/><text:tab/>- <text:span text:style-name="T28">HTML</text:span></text:p>
      <text:p text:style-name="P8"/>
      <text:p text:style-name="P7"/>
      <text:p text:style-name="P17">HOBBIES</text:p>
      <text:p text:style-name="P1"/>
      <text:p text:style-name="P1"><text:tab/>Al<text:span text:style-name="T4">most al</text:span>l of my hobbies are centered around computers and technology. If the Zombie Apocalypse ever comes, I'm in trouble.</text:p>
      <text:p text:style-name="P1"/>
      <text:p text:style-name="P33">- JavaScript<text:tab/><text:tab/><text:tab/><text:tab/>- Clojure<text:tab/><text:tab/><text:tab/>- ANTLR</text:p>
      <text:p text:style-name="P33">- KnockoutJS<text:tab/><text:tab/><text:tab/><text:tab/>- YAWS<text:tab/><text:tab/><text:tab/>- Lex &amp; Yacc</text:p>
      <text:p text:style-name="P34">- NodeJS (Express, Mongoose)<text:tab/>- C<text:tab/><text:tab/><text:tab/><text:tab/>- Debian</text:p>
      <text:p text:style-name="P33">- <text:span text:style-name="T47">Python<text:tab/><text:tab/><text:tab/></text:span><text:tab/>- C++<text:tab/><text:tab/><text:tab/><text:tab/>- FreeBSD</text:p>
      <text:p text:style-name="P33">- Groovy<text:tab/><text:tab/><text:tab/><text:tab/>- Qt<text:tab/><text:tab/><text:tab/><text:tab/>- Lua</text:p>
      <text:p text:style-name="P33">- Grails<text:tab/><text:tab/><text:tab/><text:tab/>- GTK+<text:tab/><text:tab/><text:tab/>- WebRTC</text:p>
      <text:p text:style-name="P33">- <text:span text:style-name="T47">Raspberry Pi</text:span><text:tab/><text:tab/><text:tab/><text:tab/>- Arduino<text:tab/><text:tab/><text:tab/>- HTML5 (Canvas, LocalStorage,</text:p>
      <text:p text:style-name="P33">- Perl<text:tab/><text:tab/><text:tab/><text:tab/><text:tab/>- Objective-C<text:tab/><text:tab/><text:tab/>WebSocket, WebWorker)</text:p>
      <text:p text:style-name="P33">- Ruby<text:tab/><text:tab/><text:tab/><text:tab/><text:tab/>- Smalltalk<text:tab/><text:tab/><text:tab/>- Elixir</text:p>
      <text:p text:style-name="P33">- Rails<text:tab/><text:tab/><text:tab/><text:tab/><text:tab/>- MongoDB<text:tab/><text:tab/><text:tab/>- Homebrewing (beer, mead, cider)</text:p>
      <text:p text:style-name="P9"/>
      <text:p text:style-name="P1"/>
      <text:p text:style-name="P15"><text:soft-page-break/>EDUCATION</text:p>
      <text:p text:style-name="P1"/>
      <text:p text:style-name="P20">B.S. in Computer Science</text:p>
      <text:p text:style-name="P24">Georgia Institute of Technology</text:p>
      <text:p text:style-name="P20">Graduated: December 2007</text:p>
      <text:p text:style-name="P20">GPA: 3.05</text:p>
      <text:p text:style-name="P20">Major GPA: 3.44</text:p>
      <text:p text:style-name="P20"/>
      <text:p text:style-name="P1"/>
      <text:p text:style-name="P15">REFERENCES</text:p>
      <text:p text:style-name="P1"/>
      <text:p text:style-name="P1">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20H43M51S</meta:editing-duration>
    <meta:editing-cycles>133</meta:editing-cycles>
    <meta:generator>LibreOffice/4.4.3.2$Linux_X86_64 LibreOffice_project/40m0$Build-2</meta:generator>
    <dc:date>2017-01-22T23:19:43.164660438</dc:date>
    <meta:print-date>2014-09-28T23:55:10.308000000</meta:print-date>
    <meta:document-statistic meta:table-count="0" meta:image-count="0" meta:object-count="0" meta:page-count="6" meta:paragraph-count="161" meta:word-count="1350" meta:character-count="8048" meta:non-whitespace-character-count="6546"/>
    <meta:user-defined meta:name="Info 1"/>
    <meta:user-defined meta:name="Info 2"/>
    <meta:user-defined meta:name="Info 3"/>
    <meta:user-defined meta:name="Info 4"/>
  </office:meta>
</office:document-meta>
</file>